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2">
          <table:table-cell office:value-type="string">
            <text:p>mf</text:p>
          </table:table-cell>
          <table:table-cell office:value-type="string">
            <text:p>n,</text:p>
          </table:table-cell>
          <table:table-cell office:value-type="string">
            <text:p>frac</text:p>
          </table:table-cell>
          <table:table-cell office:value-type="float" office:value="19516">
            <text:p>19516</text:p>
          </table:table-cell>
          <table:table-cell office:value-type="float" office:value="0.223861250989">
            <text:p>0.223861251</text:p>
          </table:table-cell>
        </table:table-row>
        <table:table-row table:style-name="ro2">
          <table:table-cell office:value-type="string">
            <text:p>mf</text:p>
          </table:table-cell>
          <table:table-cell office:value-type="string">
            <text:p>mean</text:p>
          </table:table-cell>
          <table:table-cell office:value-type="float" office:value="5.73027259684">
            <text:p>5.7302725968</text:p>
          </table:table-cell>
          <table:table-cell table:number-columns-repeated="2"/>
        </table:table-row>
        <table:table-row table:style-name="ro2">
          <table:table-cell office:value-type="string">
            <text:p>mf</text:p>
          </table:table-cell>
          <table:table-cell office:value-type="string">
            <text:p>stdv</text:p>
          </table:table-cell>
          <table:table-cell office:value-type="float" office:value="1.64748024993">
            <text:p>1.6474802499</text:p>
          </table:table-cell>
          <table:table-cell table:number-columns-repeated="2"/>
        </table:table-row>
        <table:table-row table:style-name="ro2">
          <table:table-cell office:value-type="string">
            <text:p>bp</text:p>
          </table:table-cell>
          <table:table-cell office:value-type="string">
            <text:p>n,</text:p>
          </table:table-cell>
          <table:table-cell office:value-type="string">
            <text:p>frac</text:p>
          </table:table-cell>
          <table:table-cell office:value-type="float" office:value="50361">
            <text:p>50361</text:p>
          </table:table-cell>
          <table:table-cell office:value-type="float" office:value="0.577673522293">
            <text:p>0.5776735223</text:p>
          </table:table-cell>
        </table:table-row>
        <table:table-row table:style-name="ro2">
          <table:table-cell office:value-type="string">
            <text:p>bp</text:p>
          </table:table-cell>
          <table:table-cell office:value-type="string">
            <text:p>mean</text:p>
          </table:table-cell>
          <table:table-cell office:value-type="float" office:value="5.74930998193">
            <text:p>5.7493099819</text:p>
          </table:table-cell>
          <table:table-cell table:number-columns-repeated="2"/>
        </table:table-row>
        <table:table-row table:style-name="ro2">
          <table:table-cell office:value-type="string">
            <text:p>bp</text:p>
          </table:table-cell>
          <table:table-cell office:value-type="string">
            <text:p>stdv</text:p>
          </table:table-cell>
          <table:table-cell office:value-type="float" office:value="1.6482554005">
            <text:p>1.6482554005</text:p>
          </table:table-cell>
          <table:table-cell table:number-columns-repeated="2"/>
        </table:table-row>
        <table:table-row table:style-name="ro2">
          <table:table-cell office:value-type="string">
            <text:p>cc</text:p>
          </table:table-cell>
          <table:table-cell office:value-type="string">
            <text:p>n,</text:p>
          </table:table-cell>
          <table:table-cell office:value-type="string">
            <text:p>frac</text:p>
          </table:table-cell>
          <table:table-cell office:value-type="float" office:value="17302">
            <text:p>17302</text:p>
          </table:table-cell>
          <table:table-cell office:value-type="float" office:value="0.198465226717">
            <text:p>0.1984652267</text:p>
          </table:table-cell>
        </table:table-row>
        <table:table-row table:style-name="ro2">
          <table:table-cell office:value-type="string">
            <text:p>cc</text:p>
          </table:table-cell>
          <table:table-cell office:value-type="string">
            <text:p>mean</text:p>
          </table:table-cell>
          <table:table-cell office:value-type="float" office:value="4.61940816091">
            <text:p>4.6194081609</text:p>
          </table:table-cell>
          <table:table-cell table:number-columns-repeated="2"/>
        </table:table-row>
        <table:table-row table:style-name="ro3">
          <table:table-cell office:value-type="string">
            <text:p>cc</text:p>
          </table:table-cell>
          <table:table-cell office:value-type="string">
            <text:p>stdv</text:p>
          </table:table-cell>
          <table:table-cell office:value-type="float" office:value="1.03047996454">
            <text:p>1.030479964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mf</text:p>
          </table:table-cell>
          <table:table-cell office:value-type="string">
            <text:p>n,</text:p>
          </table:table-cell>
          <table:table-cell office:value-type="string">
            <text:p>frac</text:p>
          </table:table-cell>
          <table:table-cell office:value-type="float" office:value="66446">
            <text:p>66446</text:p>
          </table:table-cell>
          <table:table-cell office:value-type="float" office:value="0.265109561276">
            <text:p>0.2651095613</text:p>
          </table:table-cell>
        </table:table-row>
        <table:table-row table:style-name="ro2">
          <table:table-cell office:value-type="string">
            <text:p>mf</text:p>
          </table:table-cell>
          <table:table-cell office:value-type="string">
            <text:p>mean</text:p>
          </table:table-cell>
          <table:table-cell office:value-type="float" office:value="4.41031815309">
            <text:p>4.4103181531</text:p>
          </table:table-cell>
          <table:table-cell table:number-columns-repeated="2"/>
        </table:table-row>
        <table:table-row table:style-name="ro2">
          <table:table-cell office:value-type="string">
            <text:p>mf</text:p>
          </table:table-cell>
          <table:table-cell office:value-type="string">
            <text:p>stdv</text:p>
          </table:table-cell>
          <table:table-cell office:value-type="float" office:value="1.74449692181">
            <text:p>1.7444969218</text:p>
          </table:table-cell>
          <table:table-cell table:number-columns-repeated="2"/>
        </table:table-row>
        <table:table-row table:style-name="ro2">
          <table:table-cell office:value-type="string">
            <text:p>bp</text:p>
          </table:table-cell>
          <table:table-cell office:value-type="string">
            <text:p>n,</text:p>
          </table:table-cell>
          <table:table-cell office:value-type="string">
            <text:p>frac</text:p>
          </table:table-cell>
          <table:table-cell office:value-type="float" office:value="140405">
            <text:p>140405</text:p>
          </table:table-cell>
          <table:table-cell office:value-type="float" office:value="0.560194864265">
            <text:p>0.5601948643</text:p>
          </table:table-cell>
        </table:table-row>
        <table:table-row table:style-name="ro2">
          <table:table-cell office:value-type="string">
            <text:p>bp</text:p>
          </table:table-cell>
          <table:table-cell office:value-type="string">
            <text:p>mean</text:p>
          </table:table-cell>
          <table:table-cell office:value-type="float" office:value="5.71169117909">
            <text:p>5.7116911791</text:p>
          </table:table-cell>
          <table:table-cell table:number-columns-repeated="2"/>
        </table:table-row>
        <table:table-row table:style-name="ro2">
          <table:table-cell office:value-type="string">
            <text:p>bp</text:p>
          </table:table-cell>
          <table:table-cell office:value-type="string">
            <text:p>stdv</text:p>
          </table:table-cell>
          <table:table-cell office:value-type="float" office:value="1.61859775326">
            <text:p>1.6185977533</text:p>
          </table:table-cell>
          <table:table-cell table:number-columns-repeated="2"/>
        </table:table-row>
        <table:table-row table:style-name="ro2">
          <table:table-cell office:value-type="string">
            <text:p>cc</text:p>
          </table:table-cell>
          <table:table-cell office:value-type="string">
            <text:p>n,</text:p>
          </table:table-cell>
          <table:table-cell office:value-type="string">
            <text:p>frac</text:p>
          </table:table-cell>
          <table:table-cell office:value-type="float" office:value="43785">
            <text:p>43785</text:p>
          </table:table-cell>
          <table:table-cell office:value-type="float" office:value="0.174695574459">
            <text:p>0.1746955745</text:p>
          </table:table-cell>
        </table:table-row>
        <table:table-row table:style-name="ro2">
          <table:table-cell office:value-type="string">
            <text:p>cc</text:p>
          </table:table-cell>
          <table:table-cell office:value-type="string">
            <text:p>mean</text:p>
          </table:table-cell>
          <table:table-cell office:value-type="float" office:value="4.5950668037">
            <text:p>4.5950668037</text:p>
          </table:table-cell>
          <table:table-cell table:number-columns-repeated="2"/>
        </table:table-row>
        <table:table-row table:style-name="ro2">
          <table:table-cell office:value-type="string">
            <text:p>cc</text:p>
          </table:table-cell>
          <table:table-cell office:value-type="string">
            <text:p>stdv</text:p>
          </table:table-cell>
          <table:table-cell office:value-type="float" office:value="0.975625453352">
            <text:p>0.975625453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mf</text:p>
          </table:table-cell>
          <table:table-cell office:value-type="string">
            <text:p>n,</text:p>
          </table:table-cell>
          <table:table-cell office:value-type="string">
            <text:p>frac</text:p>
          </table:table-cell>
          <table:table-cell office:value-type="float" office:value="25293">
            <text:p>25293</text:p>
          </table:table-cell>
          <table:table-cell office:value-type="float" office:value="0.234624589525">
            <text:p>0.2346245895</text:p>
          </table:table-cell>
        </table:table-row>
        <table:table-row table:style-name="ro2">
          <table:table-cell office:value-type="string">
            <text:p>mf</text:p>
          </table:table-cell>
          <table:table-cell office:value-type="string">
            <text:p>mean</text:p>
          </table:table-cell>
          <table:table-cell office:value-type="float" office:value="3.96433795912">
            <text:p>3.9643379591</text:p>
          </table:table-cell>
          <table:table-cell table:number-columns-repeated="2"/>
        </table:table-row>
        <table:table-row table:style-name="ro2">
          <table:table-cell office:value-type="string">
            <text:p>mf</text:p>
          </table:table-cell>
          <table:table-cell office:value-type="string">
            <text:p>stdv</text:p>
          </table:table-cell>
          <table:table-cell office:value-type="float" office:value="1.51281551917">
            <text:p>1.5128155192</text:p>
          </table:table-cell>
          <table:table-cell table:number-columns-repeated="2"/>
        </table:table-row>
        <table:table-row table:style-name="ro2">
          <table:table-cell office:value-type="string">
            <text:p>bp</text:p>
          </table:table-cell>
          <table:table-cell office:value-type="string">
            <text:p>n,</text:p>
          </table:table-cell>
          <table:table-cell office:value-type="string">
            <text:p>frac</text:p>
          </table:table-cell>
          <table:table-cell office:value-type="float" office:value="55075">
            <text:p>55075</text:p>
          </table:table-cell>
          <table:table-cell office:value-type="float" office:value="0.510890335986">
            <text:p>0.510890336</text:p>
          </table:table-cell>
        </table:table-row>
        <table:table-row table:style-name="ro2">
          <table:table-cell office:value-type="string">
            <text:p>bp</text:p>
          </table:table-cell>
          <table:table-cell office:value-type="string">
            <text:p>mean</text:p>
          </table:table-cell>
          <table:table-cell office:value-type="float" office:value="5.60975034044">
            <text:p>5.6097503404</text:p>
          </table:table-cell>
          <table:table-cell table:number-columns-repeated="2"/>
        </table:table-row>
        <table:table-row table:style-name="ro2">
          <table:table-cell office:value-type="string">
            <text:p>bp</text:p>
          </table:table-cell>
          <table:table-cell office:value-type="string">
            <text:p>stdv</text:p>
          </table:table-cell>
          <table:table-cell office:value-type="float" office:value="1.61694030289">
            <text:p>1.6169403029</text:p>
          </table:table-cell>
          <table:table-cell table:number-columns-repeated="2"/>
        </table:table-row>
        <table:table-row table:style-name="ro2">
          <table:table-cell office:value-type="string">
            <text:p>cc</text:p>
          </table:table-cell>
          <table:table-cell office:value-type="string">
            <text:p>n,</text:p>
          </table:table-cell>
          <table:table-cell office:value-type="string">
            <text:p>frac</text:p>
          </table:table-cell>
          <table:table-cell office:value-type="float" office:value="27434">
            <text:p>27434</text:p>
          </table:table-cell>
          <table:table-cell office:value-type="float" office:value="0.254485074488">
            <text:p>0.2544850745</text:p>
          </table:table-cell>
        </table:table-row>
        <table:table-row table:style-name="ro2">
          <table:table-cell office:value-type="string">
            <text:p>cc</text:p>
          </table:table-cell>
          <table:table-cell office:value-type="string">
            <text:p>mean</text:p>
          </table:table-cell>
          <table:table-cell office:value-type="float" office:value="4.54071589998">
            <text:p>4.5407159</text:p>
          </table:table-cell>
          <table:table-cell table:number-columns-repeated="2"/>
        </table:table-row>
        <table:table-row table:style-name="ro2">
          <table:table-cell office:value-type="string">
            <text:p>cc</text:p>
          </table:table-cell>
          <table:table-cell office:value-type="string">
            <text:p>stdv</text:p>
          </table:table-cell>
          <table:table-cell office:value-type="float" office:value="0.987584595774">
            <text:p>0.987584595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mf</text:p>
          </table:table-cell>
          <table:table-cell office:value-type="string">
            <text:p>n,</text:p>
          </table:table-cell>
          <table:table-cell office:value-type="string">
            <text:p>frac</text:p>
          </table:table-cell>
          <table:table-cell office:value-type="float" office:value="4183">
            <text:p>4183</text:p>
          </table:table-cell>
          <table:table-cell office:value-type="float" office:value="0.0546161981486">
            <text:p>0.0546161981</text:p>
          </table:table-cell>
        </table:table-row>
        <table:table-row table:style-name="ro2">
          <table:table-cell office:value-type="string">
            <text:p>mf</text:p>
          </table:table-cell>
          <table:table-cell office:value-type="string">
            <text:p>mean</text:p>
          </table:table-cell>
          <table:table-cell office:value-type="float" office:value="3.30934735836">
            <text:p>3.3093473584</text:p>
          </table:table-cell>
          <table:table-cell table:number-columns-repeated="2"/>
        </table:table-row>
        <table:table-row table:style-name="ro2">
          <table:table-cell office:value-type="string">
            <text:p>mf</text:p>
          </table:table-cell>
          <table:table-cell office:value-type="string">
            <text:p>stdv</text:p>
          </table:table-cell>
          <table:table-cell office:value-type="float" office:value="0.933313705277">
            <text:p>0.9333137053</text:p>
          </table:table-cell>
          <table:table-cell table:number-columns-repeated="2"/>
        </table:table-row>
        <table:table-row table:style-name="ro2">
          <table:table-cell office:value-type="string">
            <text:p>bp</text:p>
          </table:table-cell>
          <table:table-cell office:value-type="string">
            <text:p>n,</text:p>
          </table:table-cell>
          <table:table-cell office:value-type="string">
            <text:p>frac</text:p>
          </table:table-cell>
          <table:table-cell office:value-type="float" office:value="29123">
            <text:p>29123</text:p>
          </table:table-cell>
          <table:table-cell office:value-type="float" office:value="0.380250427607">
            <text:p>0.3802504276</text:p>
          </table:table-cell>
        </table:table-row>
        <table:table-row table:style-name="ro2">
          <table:table-cell office:value-type="string">
            <text:p>bp</text:p>
          </table:table-cell>
          <table:table-cell office:value-type="string">
            <text:p>mean</text:p>
          </table:table-cell>
          <table:table-cell office:value-type="float" office:value="3.76843045016">
            <text:p>3.7684304502</text:p>
          </table:table-cell>
          <table:table-cell table:number-columns-repeated="2"/>
        </table:table-row>
        <table:table-row table:style-name="ro2">
          <table:table-cell office:value-type="string">
            <text:p>bp</text:p>
          </table:table-cell>
          <table:table-cell office:value-type="string">
            <text:p>stdv</text:p>
          </table:table-cell>
          <table:table-cell office:value-type="float" office:value="1.31372087864">
            <text:p>1.3137208786</text:p>
          </table:table-cell>
          <table:table-cell table:number-columns-repeated="2"/>
        </table:table-row>
        <table:table-row table:style-name="ro2">
          <table:table-cell office:value-type="string">
            <text:p>cc</text:p>
          </table:table-cell>
          <table:table-cell office:value-type="string">
            <text:p>n,</text:p>
          </table:table-cell>
          <table:table-cell office:value-type="string">
            <text:p>frac</text:p>
          </table:table-cell>
          <table:table-cell office:value-type="float" office:value="43283">
            <text:p>43283</text:p>
          </table:table-cell>
          <table:table-cell office:value-type="float" office:value="0.565133374244">
            <text:p>0.5651333742</text:p>
          </table:table-cell>
        </table:table-row>
        <table:table-row table:style-name="ro2">
          <table:table-cell office:value-type="string">
            <text:p>cc</text:p>
          </table:table-cell>
          <table:table-cell office:value-type="string">
            <text:p>mean</text:p>
          </table:table-cell>
          <table:table-cell office:value-type="float" office:value="4.76843102373">
            <text:p>4.7684310237</text:p>
          </table:table-cell>
          <table:table-cell table:number-columns-repeated="2"/>
        </table:table-row>
        <table:table-row table:style-name="ro2">
          <table:table-cell office:value-type="string">
            <text:p>cc</text:p>
          </table:table-cell>
          <table:table-cell office:value-type="string">
            <text:p>stdv</text:p>
          </table:table-cell>
          <table:table-cell office:value-type="float" office:value="0.825650741134">
            <text:p>0.8256507411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5.73027259684">
            <text:p>5.7302725968</text:p>
          </table:table-cell>
          <table:table-cell office:value-type="float" office:value="1.64748024993">
            <text:p>1.6474802499</text:p>
          </table:table-cell>
          <table:table-cell/>
        </table:table-row>
        <table:table-row table:style-name="ro2">
          <table:table-cell/>
          <table:table-cell office:value-type="string">
            <text:p>&lt;10</text:p>
          </table:table-cell>
          <table:table-cell office:value-type="float" office:value="4.41031815309">
            <text:p>4.4103181531</text:p>
          </table:table-cell>
          <table:table-cell office:value-type="float" office:value="1.74449692181">
            <text:p>1.7444969218</text:p>
          </table:table-cell>
          <table:table-cell/>
        </table:table-row>
        <table:table-row table:style-name="ro2">
          <table:table-cell/>
          <table:table-cell office:value-type="string">
            <text:p>&lt;100</text:p>
          </table:table-cell>
          <table:table-cell office:value-type="float" office:value="3.96433795912">
            <text:p>3.9643379591</text:p>
          </table:table-cell>
          <table:table-cell office:value-type="float" office:value="1.51281551917">
            <text:p>1.5128155192</text:p>
          </table:table-cell>
          <table:table-cell/>
        </table:table-row>
        <table:table-row table:style-name="ro2">
          <table:table-cell/>
          <table:table-cell office:value-type="string">
            <text:p>&gt;100</text:p>
          </table:table-cell>
          <table:table-cell office:value-type="float" office:value="3.30934735836">
            <text:p>3.3093473584</text:p>
          </table:table-cell>
          <table:table-cell office:value-type="float" office:value="0.933313705277">
            <text:p>0.9333137053</text:p>
          </table:table-cell>
          <table:table-cell/>
        </table:table-row>
        <table:table-row table:style-name="ro2">
          <table:table-cell office:value-type="string">
            <text:p>BP</text:p>
          </table:table-cell>
          <table:table-cell table:formula="of:=1" office:value-type="float" office:value="1">
            <text:p>1</text:p>
          </table:table-cell>
          <table:table-cell office:value-type="float" office:value="5.74930998193">
            <text:p>5.7493099819</text:p>
          </table:table-cell>
          <table:table-cell office:value-type="float" office:value="1.6482554005">
            <text:p>1.6482554005</text:p>
          </table:table-cell>
          <table:table-cell/>
        </table:table-row>
        <table:table-row table:style-name="ro2">
          <table:table-cell/>
          <table:table-cell office:value-type="string">
            <text:p>&lt;10</text:p>
          </table:table-cell>
          <table:table-cell office:value-type="float" office:value="5.71169117909">
            <text:p>5.7116911791</text:p>
          </table:table-cell>
          <table:table-cell office:value-type="float" office:value="1.61859775326">
            <text:p>1.6185977533</text:p>
          </table:table-cell>
          <table:table-cell/>
        </table:table-row>
        <table:table-row table:style-name="ro2">
          <table:table-cell/>
          <table:table-cell office:value-type="string">
            <text:p>&lt;100</text:p>
          </table:table-cell>
          <table:table-cell office:value-type="float" office:value="5.60975034044">
            <text:p>5.6097503404</text:p>
          </table:table-cell>
          <table:table-cell office:value-type="float" office:value="1.61694030289">
            <text:p>1.6169403029</text:p>
          </table:table-cell>
          <table:table-cell/>
        </table:table-row>
        <table:table-row table:style-name="ro2">
          <table:table-cell/>
          <table:table-cell office:value-type="string">
            <text:p>&gt;100</text:p>
          </table:table-cell>
          <table:table-cell office:value-type="float" office:value="3.76843045016">
            <text:p>3.7684304502</text:p>
          </table:table-cell>
          <table:table-cell office:value-type="float" office:value="1.31372087864">
            <text:p>1.3137208786</text:p>
          </table:table-cell>
          <table:table-cell/>
        </table:table-row>
        <table:table-row table:style-name="ro2">
          <table:table-cell office:value-type="string">
            <text:p>CC</text:p>
          </table:table-cell>
          <table:table-cell office:value-type="float" office:value="1">
            <text:p>1</text:p>
          </table:table-cell>
          <table:table-cell office:value-type="float" office:value="4.61940816091">
            <text:p>4.6194081609</text:p>
          </table:table-cell>
          <table:table-cell office:value-type="float" office:value="1.03047996454">
            <text:p>1.0304799645</text:p>
          </table:table-cell>
          <table:table-cell/>
        </table:table-row>
        <table:table-row table:style-name="ro2">
          <table:table-cell/>
          <table:table-cell office:value-type="string">
            <text:p>&lt;10</text:p>
          </table:table-cell>
          <table:table-cell office:value-type="float" office:value="4.5950668037">
            <text:p>4.5950668037</text:p>
          </table:table-cell>
          <table:table-cell office:value-type="float" office:value="0.975625453352">
            <text:p>0.9756254534</text:p>
          </table:table-cell>
          <table:table-cell/>
        </table:table-row>
        <table:table-row table:style-name="ro2">
          <table:table-cell/>
          <table:table-cell office:value-type="string">
            <text:p>&lt;100</text:p>
          </table:table-cell>
          <table:table-cell office:value-type="float" office:value="4.54071589998">
            <text:p>4.5407159</text:p>
          </table:table-cell>
          <table:table-cell office:value-type="float" office:value="0.987584595774">
            <text:p>0.9875845958</text:p>
          </table:table-cell>
          <table:table-cell/>
        </table:table-row>
        <table:table-row table:style-name="ro2">
          <table:table-cell/>
          <table:table-cell office:value-type="string">
            <text:p>&gt;100</text:p>
          </table:table-cell>
          <table:table-cell office:value-type="float" office:value="4.76843102373">
            <text:p>4.7684310237</text:p>
          </table:table-cell>
          <table:table-cell office:value-type="float" office:value="0.825650741134">
            <text:p>0.8256507411</text:p>
          </table:table-cell>
          <table:table-cell/>
        </table:table-row>
        <table:table-row table:style-name="ro2" table:number-rows-repeated="104852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do Friedberg</meta:initial-creator>
    <meta:creation-date>2012-08-27T15:32:41</meta:creation-date>
    <dc:date>2012-09-10T18:03:07</dc:date>
    <dc:creator>Iddo Friedberg</dc:creator>
    <meta:editing-duration>PT18S</meta:editing-duration>
    <meta:editing-cycles>2</meta:editing-cycles>
    <meta:generator>LibreOffice/3.5$Linux_X86_64 LibreOffice_project/350m1$Build-2</meta:generator>
    <meta:document-statistic meta:table-count="3" meta:cell-count="171" meta:object-count="0"/>
  </office:meta>
</office:document-meta>
</file>